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1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1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1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1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2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2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D6)),ISBLANK(E6)))" style:apply-style-name="cf1" style:base-cell-address="Data_Sheet.E6"/>
      <style:map style:condition="is-true-formula(msoxl:AND(NOT(ISBLANK(AB9)),ISBLANK(AC9)))" style:apply-style-name="cf1" style:base-cell-address="Data_Sheet.AC9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4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5754" table:style-name="ce27">
            <text:p>5,754</text:p>
          </table:table-cell>
          <table:table-cell office:value-type="float" office:value="5286.27" table:style-name="ce29">
            <text:p>5,286</text:p>
          </table:table-cell>
          <table:table-cell office:value-type="float" office:value="10871" table:style-name="ce48">
            <text:p>10,871</text:p>
          </table:table-cell>
          <table:table-cell office:value-type="float" office:value="10324.67" table:style-name="ce50">
            <text:p>10,325</text:p>
          </table:table-cell>
          <table:table-cell office:value-type="float" office:value="6056" table:style-name="ce52">
            <text:p>6,056</text:p>
          </table:table-cell>
          <table:table-cell office:value-type="float" office:value="5840.05" table:style-name="ce73">
            <text:p>5,840</text:p>
          </table:table-cell>
          <table:table-cell office:value-type="float" office:value="1858" table:style-name="ce75">
            <text:p>1,858</text:p>
          </table:table-cell>
          <table:table-cell office:value-type="float" office:value="1812.37" table:style-name="ce76">
            <text:p>1,812</text:p>
          </table:table-cell>
          <table:table-cell office:value-type="float" office:value="200" table:style-name="ce96">
            <text:p>200</text:p>
          </table:table-cell>
          <table:table-cell office:value-type="float" office:value="199.17" table:style-name="ce98">
            <text:p>199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2">
            <text:p>0</text:p>
          </table:table-cell>
          <table:table-cell office:value-type="float" office:value="24739" table:content-validation-name="val3" table:style-name="ce103">
            <text:p>24,739</text:p>
          </table:table-cell>
          <table:table-cell office:value-type="float" office:value="23462.53" table:content-validation-name="val3" table:style-name="ce104">
            <text:p>23,463</text:p>
          </table:table-cell>
          <table:table-cell office:value-type="float" office:value="2617" table:style-name="ce122">
            <text:p>2,617</text:p>
          </table:table-cell>
          <table:table-cell office:value-type="float" office:value="2564.33" table:style-name="ce127">
            <text:p>2,564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617" table:style-name="ce158">
            <text:p>2,617</text:p>
          </table:table-cell>
          <table:table-cell office:value-type="float" office:value="2564.33" table:style-name="ce164">
            <text:p>2,564</text:p>
          </table:table-cell>
          <table:table-cell office:value-type="float" office:value="27356" table:content-validation-name="val3" table:style-name="ce159">
            <text:p>27,356</text:p>
          </table:table-cell>
          <table:table-cell office:value-type="float" office:value="26026.86" table:content-validation-name="val3" table:style-name="ce160">
            <text:p>26,027</text:p>
          </table:table-cell>
          <table:table-cell office:value-type="currency" office:value="58524000" table:content-validation-name="val2" table:style-name="ce9">
            <text:p>£58,524,000.00</text:p>
          </table:table-cell>
          <table:table-cell office:value-type="currency" office:value="8979000" table:content-validation-name="val2" table:style-name="ce9">
            <text:p>£8,979,000.00</text:p>
          </table:table-cell>
          <table:table-cell office:value-type="currency" office:value="272000" table:content-validation-name="val2" table:style-name="ce9">
            <text:p>£272,000.00</text:p>
          </table:table-cell>
          <table:table-cell office:value-type="currency" office:value="971000" table:content-validation-name="val2" table:style-name="ce9">
            <text:p>£971,000.00</text:p>
          </table:table-cell>
          <table:table-cell office:value-type="currency" office:value="12749000" table:content-validation-name="val2" table:style-name="ce9">
            <text:p>£12,749,000.00</text:p>
          </table:table-cell>
          <table:table-cell office:value-type="currency" office:value="5457000" table:content-validation-name="val2" table:style-name="ce9">
            <text:p>£5,457,000.00</text:p>
          </table:table-cell>
          <table:table-cell office:value-type="currency" office:value="86952000" table:style-name="ce10">
            <text:p>£86,952,000.00</text:p>
          </table:table-cell>
          <table:table-cell office:value-type="currency" office:value="4203000" table:content-validation-name="val2" table:style-name="ce11">
            <text:p>£4,203,000.00</text:p>
          </table:table-cell>
          <table:table-cell office:value-type="currency" office:value="1173000" table:content-validation-name="val2" table:style-name="ce11">
            <text:p>£1,173,000.00</text:p>
          </table:table-cell>
          <table:table-cell office:value-type="currency" office:value="5376000" table:style-name="ce10">
            <text:p>£5,376,000.00</text:p>
          </table:table-cell>
          <table:table-cell office:value-type="currency" office:value="92328000" table:style-name="ce12">
            <text:p>£92,328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5">
            <text:p>Home Office</text:p>
          </table:table-cell>
          <table:table-cell office:value-type="float" office:value="2375" table:style-name="ce26">
            <text:p>2,375</text:p>
          </table:table-cell>
          <table:table-cell office:value-type="float" office:value="2055.8200000000002" table:style-name="ce28">
            <text:p>2,056</text:p>
          </table:table-cell>
          <table:table-cell office:value-type="float" office:value="861" table:style-name="ce49">
            <text:p>861</text:p>
          </table:table-cell>
          <table:table-cell office:value-type="float" office:value="774.82" table:style-name="ce51">
            <text:p>775</text:p>
          </table:table-cell>
          <table:table-cell office:value-type="float" office:value="425" table:style-name="ce53">
            <text:p>425</text:p>
          </table:table-cell>
          <table:table-cell office:value-type="float" office:value="411.82" table:style-name="ce72">
            <text:p>412</text:p>
          </table:table-cell>
          <table:table-cell office:value-type="float" office:value="101" table:style-name="ce74">
            <text:p>101</text:p>
          </table:table-cell>
          <table:table-cell office:value-type="float" office:value="100.09" table:style-name="ce77">
            <text:p>100</text:p>
          </table:table-cell>
          <table:table-cell office:value-type="float" office:value="6" table:style-name="ce97">
            <text:p>6</text:p>
          </table:table-cell>
          <table:table-cell office:value-type="float" office:value="6" table:style-name="ce99">
            <text:p>6</text:p>
          </table:table-cell>
          <table:table-cell office:value-type="float" office:value="0" table:style-name="ce101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3768" table:content-validation-name="val3" table:style-name="ce116">
            <text:p>3,768</text:p>
          </table:table-cell>
          <table:table-cell office:value-type="float" office:value="3348.5500000000006" table:content-validation-name="val3" table:style-name="ce117">
            <text:p>3,349</text:p>
          </table:table-cell>
          <table:table-cell office:value-type="float" office:value="2" table:style-name="ce124">
            <text:p>2</text:p>
          </table:table-cell>
          <table:table-cell office:value-type="float" office:value="2" table:style-name="ce125">
            <text:p>2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2" table:style-name="ce116">
            <text:p>2</text:p>
          </table:table-cell>
          <table:table-cell office:value-type="float" office:value="2" table:style-name="ce117">
            <text:p>2</text:p>
          </table:table-cell>
          <table:table-cell office:value-type="float" office:value="3770" table:content-validation-name="val3" table:style-name="ce168">
            <text:p>3,770</text:p>
          </table:table-cell>
          <table:table-cell office:value-type="float" office:value="3350.5500000000006" table:content-validation-name="val3" table:style-name="ce161">
            <text:p>3,351</text:p>
          </table:table-cell>
          <table:table-cell office:value-type="currency" office:value="6020000" table:content-validation-name="val2" table:style-name="ce9">
            <text:p>£6,020,000.00</text:p>
          </table:table-cell>
          <table:table-cell office:value-type="currency" office:value="870000" table:content-validation-name="val2" table:style-name="ce9">
            <text:p>£870,000.00</text:p>
          </table:table-cell>
          <table:table-cell office:value-type="currency" office:value="240000" table:content-validation-name="val2" table:style-name="ce9">
            <text:p>£240,000.00</text:p>
          </table:table-cell>
          <table:table-cell office:value-type="currency" office:value="1023000" table:content-validation-name="val2" table:style-name="ce9">
            <text:p>£1,023,000.00</text:p>
          </table:table-cell>
          <table:table-cell office:value-type="currency" office:value="1045000" table:content-validation-name="val2" table:style-name="ce9">
            <text:p>£1,045,000.00</text:p>
          </table:table-cell>
          <table:table-cell office:value-type="currency" office:value="770000" table:content-validation-name="val2" table:style-name="ce9">
            <text:p>£770,000.00</text:p>
          </table:table-cell>
          <table:table-cell office:value-type="currency" office:value="9968000" table:style-name="ce10">
            <text:p>£9,968,000.00</text:p>
          </table:table-cell>
          <table:table-cell office:value-type="currency" office:value="151000" table:content-validation-name="val2" table:style-name="ce11">
            <text:p>£151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51000" table:style-name="ce10">
            <text:p>£151,000.00</text:p>
          </table:table-cell>
          <table:table-cell office:value-type="currency" office:value="10119000" table:style-name="ce12">
            <text:p>£10,119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278" table:style-name="ce22">
            <text:p>278</text:p>
          </table:table-cell>
          <table:table-cell office:value-type="float" office:value="249.06" table:style-name="ce43">
            <text:p>249</text:p>
          </table:table-cell>
          <table:table-cell office:value-type="float" office:value="205" table:style-name="ce45">
            <text:p>205</text:p>
          </table:table-cell>
          <table:table-cell office:value-type="float" office:value="192.96" table:style-name="ce46">
            <text:p>193</text:p>
          </table:table-cell>
          <table:table-cell office:value-type="float" office:value="245" table:style-name="ce60">
            <text:p>245</text:p>
          </table:table-cell>
          <table:table-cell office:value-type="float" office:value="234.81" table:style-name="ce62">
            <text:p>235</text:p>
          </table:table-cell>
          <table:table-cell office:value-type="float" office:value="33" table:style-name="ce64">
            <text:p>33</text:p>
          </table:table-cell>
          <table:table-cell office:value-type="float" office:value="31.65" table:style-name="ce85">
            <text:p>32</text:p>
          </table:table-cell>
          <table:table-cell office:value-type="float" office:value="5" table:style-name="ce87">
            <text:p>5</text:p>
          </table:table-cell>
          <table:table-cell office:value-type="float" office:value="5" table:style-name="ce88">
            <text:p>5</text:p>
          </table:table-cell>
          <table:table-cell office:value-type="float" office:value="4" table:style-name="ce112">
            <text:p>4</text:p>
          </table:table-cell>
          <table:table-cell office:value-type="float" office:value="4" table:style-name="ce113">
            <text:p>4</text:p>
          </table:table-cell>
          <table:table-cell office:value-type="float" office:value="770" table:content-validation-name="val3" table:style-name="ce116">
            <text:p>770</text:p>
          </table:table-cell>
          <table:table-cell office:value-type="float" office:value="717.4799999999999" table:content-validation-name="val3" table:style-name="ce119">
            <text:p>717</text:p>
          </table:table-cell>
          <table:table-cell office:value-type="float" office:value="3" table:style-name="ce123">
            <text:p>3</text:p>
          </table:table-cell>
          <table:table-cell office:value-type="float" office:value="3" table:style-name="ce126">
            <text:p>3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17" table:style-name="ce191">
            <text:p>17</text:p>
          </table:table-cell>
          <table:table-cell office:value-type="float" office:value="17" table:style-name="ce190">
            <text:p>17</text:p>
          </table:table-cell>
          <table:table-cell office:value-type="float" office:value="20" table:style-name="ce116">
            <text:p>20</text:p>
          </table:table-cell>
          <table:table-cell office:value-type="float" office:value="20" table:style-name="ce170">
            <text:p>20</text:p>
          </table:table-cell>
          <table:table-cell office:value-type="float" office:value="790" table:content-validation-name="val3" table:style-name="ce168">
            <text:p>790</text:p>
          </table:table-cell>
          <table:table-cell office:value-type="float" office:value="737.4799999999999" table:content-validation-name="val3" table:style-name="ce165">
            <text:p>737</text:p>
          </table:table-cell>
          <table:table-cell office:value-type="currency" office:value="1463529.96" table:content-validation-name="val1" table:style-name="ce9">
            <text:p>£1,463,529.96</text:p>
          </table:table-cell>
          <table:table-cell office:value-type="currency" office:value="28518.18" table:content-validation-name="val1" table:style-name="ce9">
            <text:p>£28,518.1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1811.61" table:content-validation-name="val1" table:style-name="ce9">
            <text:p>£41,811.61</text:p>
          </table:table-cell>
          <table:table-cell office:value-type="currency" office:value="270288.2" table:content-validation-name="val1" table:style-name="ce9">
            <text:p>£270,288.20</text:p>
          </table:table-cell>
          <table:table-cell office:value-type="currency" office:value="107203.03" table:content-validation-name="val1" table:style-name="ce9">
            <text:p>£107,203.03</text:p>
          </table:table-cell>
          <table:table-cell office:value-type="currency" office:value="1911350.98" table:style-name="ce10">
            <text:p>£1,911,350.98</text:p>
          </table:table-cell>
          <table:table-cell office:value-type="currency" office:value="3273.02" table:content-validation-name="val2" table:style-name="ce9">
            <text:p>£3,273.02</text:p>
          </table:table-cell>
          <table:table-cell office:value-type="currency" office:value="259889.62" table:content-validation-name="val2" table:style-name="ce11">
            <text:p>£259,889.62</text:p>
          </table:table-cell>
          <table:table-cell office:value-type="currency" office:value="263162.64" table:style-name="ce10">
            <text:p>£263,162.64</text:p>
          </table:table-cell>
          <table:table-cell office:value-type="currency" office:value="2174513.62" table:style-name="ce12">
            <text:p>£2,174,513.62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4" table:style-name="ce23">
            <text:p>44</text:p>
          </table:table-cell>
          <table:table-cell office:value-type="float" office:value="42.297200000000004" table:style-name="ce42">
            <text:p>42</text:p>
          </table:table-cell>
          <table:table-cell office:value-type="float" office:value="57" table:style-name="ce44">
            <text:p>57</text:p>
          </table:table-cell>
          <table:table-cell office:value-type="float" office:value="56.256700000000002" table:style-name="ce47">
            <text:p>56</text:p>
          </table:table-cell>
          <table:table-cell office:value-type="float" office:value="487" table:style-name="ce61">
            <text:p>487</text:p>
          </table:table-cell>
          <table:table-cell office:value-type="float" office:value="480.03360000000009" table:style-name="ce63">
            <text:p>480</text:p>
          </table:table-cell>
          <table:table-cell office:value-type="float" office:value="46" table:style-name="ce65">
            <text:p>46</text:p>
          </table:table-cell>
          <table:table-cell office:value-type="float" office:value="45.505900000000004" table:style-name="ce84">
            <text:p>46</text:p>
          </table:table-cell>
          <table:table-cell office:value-type="float" office:value="5" table:style-name="ce86">
            <text:p>5</text:p>
          </table:table-cell>
          <table:table-cell office:value-type="float" office:value="5" table:style-name="ce89">
            <text:p>5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639" table:content-validation-name="val3" table:style-name="ce116">
            <text:p>639</text:p>
          </table:table-cell>
          <table:table-cell office:value-type="float" office:value="629.09340000000009" table:content-validation-name="val3" table:style-name="ce120">
            <text:p>629</text:p>
          </table:table-cell>
          <table:table-cell office:value-type="float" office:value="50" table:style-name="ce128">
            <text:p>50</text:p>
          </table:table-cell>
          <table:table-cell office:value-type="float" office:value="50" table:style-name="ce133">
            <text:p>5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1" table:style-name="ce179">
            <text:p>1</text:p>
          </table:table-cell>
          <table:table-cell office:value-type="float" office:value="1" table:style-name="ce187">
            <text:p>1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51" table:style-name="ce116">
            <text:p>51</text:p>
          </table:table-cell>
          <table:table-cell office:value-type="float" office:value="51" table:style-name="ce171">
            <text:p>51</text:p>
          </table:table-cell>
          <table:table-cell office:value-type="float" office:value="690" table:content-validation-name="val3" table:style-name="ce168">
            <text:p>690</text:p>
          </table:table-cell>
          <table:table-cell office:value-type="float" office:value="680.09340000000009" table:content-validation-name="val3" table:style-name="ce166">
            <text:p>680</text:p>
          </table:table-cell>
          <table:table-cell office:value-type="currency" office:value="1735039.49" table:content-validation-name="val2" table:style-name="ce9">
            <text:p>£1,735,039.49</text:p>
          </table:table-cell>
          <table:table-cell office:value-type="currency" office:value="107691.55" table:content-validation-name="val2" table:style-name="ce9">
            <text:p>£107,691.55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7391" table:content-validation-name="val2" table:style-name="ce9">
            <text:p>£37,391.00</text:p>
          </table:table-cell>
          <table:table-cell office:value-type="currency" office:value="316041.62" table:content-validation-name="val2" table:style-name="ce9">
            <text:p>£316,041.62</text:p>
          </table:table-cell>
          <table:table-cell office:value-type="currency" office:value="161339.53" table:content-validation-name="val2" table:style-name="ce9">
            <text:p>£161,339.53</text:p>
          </table:table-cell>
          <table:table-cell office:value-type="currency" office:value="2357503.19" table:style-name="ce10">
            <text:p>£2,357,503.19</text:p>
          </table:table-cell>
          <table:table-cell office:value-type="currency" office:value="259852" table:content-validation-name="val2" table:style-name="ce11">
            <text:p>£259,852.00</text:p>
          </table:table-cell>
          <table:table-cell office:value-type="currency" office:value="102276" table:content-validation-name="val2" table:style-name="ce11">
            <text:p>£102,276.00</text:p>
          </table:table-cell>
          <table:table-cell office:value-type="currency" office:value="362128" table:style-name="ce10">
            <text:p>£362,128.00</text:p>
          </table:table-cell>
          <table:table-cell office:value-type="currency" office:value="2719631.19" table:style-name="ce12">
            <text:p>£2,719,631.1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2" table:style-name="ce38">
            <text:p>12</text:p>
          </table:table-cell>
          <table:table-cell office:value-type="float" office:value="10.5" table:style-name="ce40">
            <text:p>11</text:p>
          </table:table-cell>
          <table:table-cell office:value-type="float" office:value="8" table:style-name="ce55">
            <text:p>8</text:p>
          </table:table-cell>
          <table:table-cell office:value-type="float" office:value="7" table:style-name="ce57">
            <text:p>7</text:p>
          </table:table-cell>
          <table:table-cell office:value-type="float" office:value="38" table:style-name="ce67">
            <text:p>38</text:p>
          </table:table-cell>
          <table:table-cell office:value-type="float" office:value="37.5" table:style-name="ce69">
            <text:p>38</text:p>
          </table:table-cell>
          <table:table-cell office:value-type="float" office:value="2" table:style-name="ce79">
            <text:p>2</text:p>
          </table:table-cell>
          <table:table-cell office:value-type="float" office:value="1.8" table:style-name="ce81">
            <text:p>2</text:p>
          </table:table-cell>
          <table:table-cell office:value-type="float" office:value="1" table:style-name="ce91">
            <text:p>1</text:p>
          </table:table-cell>
          <table:table-cell office:value-type="float" office:value="0.6" table:style-name="ce93">
            <text:p>1</text:p>
          </table:table-cell>
          <table:table-cell office:value-type="float" office:value="0" table:style-name="ce106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61" table:content-validation-name="val3" table:style-name="ce116">
            <text:p>61</text:p>
          </table:table-cell>
          <table:table-cell office:value-type="float" office:value="57.4" table:content-validation-name="val3" table:style-name="ce121">
            <text:p>57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61" table:content-validation-name="val3" table:style-name="ce168">
            <text:p>61</text:p>
          </table:table-cell>
          <table:table-cell office:value-type="float" office:value="57.4" table:content-validation-name="val3" table:style-name="ce167">
            <text:p>57</text:p>
          </table:table-cell>
          <table:table-cell office:value-type="currency" office:value="165010" table:content-validation-name="val2" table:style-name="ce9">
            <text:p>£165,010.00</text:p>
          </table:table-cell>
          <table:table-cell office:value-type="currency" office:value="45" table:content-validation-name="val2" table:style-name="ce9">
            <text:p>£4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329" table:content-validation-name="val2" table:style-name="ce9">
            <text:p>£28,329.00</text:p>
          </table:table-cell>
          <table:table-cell office:value-type="currency" office:value="12182" table:content-validation-name="val2" table:style-name="ce9">
            <text:p>£12,182.00</text:p>
          </table:table-cell>
          <table:table-cell office:value-type="currency" office:value="205566" table:style-name="ce10">
            <text:p>£205,566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5566" table:style-name="ce12">
            <text:p>£205,566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29" table:style-name="ce36">
            <text:p>29</text:p>
          </table:table-cell>
          <table:table-cell office:value-type="float" office:value="28.4" table:style-name="ce39">
            <text:p>28</text:p>
          </table:table-cell>
          <table:table-cell office:value-type="float" office:value="59" table:style-name="ce54">
            <text:p>59</text:p>
          </table:table-cell>
          <table:table-cell office:value-type="float" office:value="59" table:style-name="ce58">
            <text:p>59</text:p>
          </table:table-cell>
          <table:table-cell office:value-type="float" office:value="40" table:style-name="ce66">
            <text:p>40</text:p>
          </table:table-cell>
          <table:table-cell office:value-type="float" office:value="39.4" table:style-name="ce70">
            <text:p>39</text:p>
          </table:table-cell>
          <table:table-cell office:value-type="float" office:value="22" table:style-name="ce78">
            <text:p>22</text:p>
          </table:table-cell>
          <table:table-cell office:value-type="float" office:value="21.3" table:style-name="ce82">
            <text:p>21</text:p>
          </table:table-cell>
          <table:table-cell office:value-type="float" office:value="4" table:style-name="ce90">
            <text:p>4</text:p>
          </table:table-cell>
          <table:table-cell office:value-type="float" office:value="4" table:style-name="ce94">
            <text:p>4</text:p>
          </table:table-cell>
          <table:table-cell office:value-type="float" office:value="6" table:style-name="ce107">
            <text:p>6</text:p>
          </table:table-cell>
          <table:table-cell office:value-type="float" office:value="0.55000000000000004" table:style-name="ce109">
            <text:p>1</text:p>
          </table:table-cell>
          <table:table-cell office:value-type="float" office:value="160" table:content-validation-name="val3" table:style-name="ce116">
            <text:p>160</text:p>
          </table:table-cell>
          <table:table-cell office:value-type="float" office:value="152.65000000000003" table:content-validation-name="val3" table:style-name="ce118">
            <text:p>153</text:p>
          </table:table-cell>
          <table:table-cell office:value-type="float" office:value="8" table:style-name="ce135">
            <text:p>8</text:p>
          </table:table-cell>
          <table:table-cell office:value-type="float" office:value="8" table:style-name="ce132">
            <text:p>8</text:p>
          </table:table-cell>
          <table:table-cell office:value-type="float" office:value="14" table:style-name="ce148">
            <text:p>14</text:p>
          </table:table-cell>
          <table:table-cell office:value-type="float" office:value="13.4" table:style-name="ce150">
            <text:p>13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22" table:style-name="ce116">
            <text:p>22</text:p>
          </table:table-cell>
          <table:table-cell office:value-type="float" office:value="21.4" table:style-name="ce173">
            <text:p>21</text:p>
          </table:table-cell>
          <table:table-cell office:value-type="float" office:value="182" table:content-validation-name="val3" table:style-name="ce168">
            <text:p>182</text:p>
          </table:table-cell>
          <table:table-cell office:value-type="float" office:value="174.05000000000004" table:content-validation-name="val3" table:style-name="ce169">
            <text:p>174</text:p>
          </table:table-cell>
          <table:table-cell office:value-type="currency" office:value="458231.5" table:content-validation-name="val1" table:style-name="ce9">
            <text:p>£458,231.50</text:p>
          </table:table-cell>
          <table:table-cell office:value-type="currency" office:value="66807.899999999994" table:content-validation-name="val1" table:style-name="ce9">
            <text:p>£66,807.90</text:p>
          </table:table-cell>
          <table:table-cell office:value-type="currency" office:value="17750" table:content-validation-name="val2" table:style-name="ce9">
            <text:p>£17,750.00</text:p>
          </table:table-cell>
          <table:table-cell office:value-type="currency" office:value="462.69" table:content-validation-name="val1" table:style-name="ce9">
            <text:p>£462.69</text:p>
          </table:table-cell>
          <table:table-cell office:value-type="currency" office:value="94268.23" table:content-validation-name="val1" table:style-name="ce9">
            <text:p>£94,268.23</text:p>
          </table:table-cell>
          <table:table-cell office:value-type="currency" office:value="49046.28" table:content-validation-name="val1" table:style-name="ce9">
            <text:p>£49,046.28</text:p>
          </table:table-cell>
          <table:table-cell office:value-type="currency" office:value="686566.6" table:style-name="ce10">
            <text:p>£686,566.60</text:p>
          </table:table-cell>
          <table:table-cell office:value-type="currency" office:value="182959" table:content-validation-name="val1" table:style-name="ce11">
            <text:p>£182,959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82959" table:style-name="ce10">
            <text:p>£182,959.00</text:p>
          </table:table-cell>
          <table:table-cell office:value-type="currency" office:value="869525.6" table:style-name="ce12">
            <text:p>£869,525.6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5">
            <text:p>Home Office</text:p>
          </table:table-cell>
          <table:table-cell office:value-type="float" office:value="5" table:style-name="ce37">
            <text:p>5</text:p>
          </table:table-cell>
          <table:table-cell office:value-type="float" office:value="5" table:style-name="ce41">
            <text:p>5</text:p>
          </table:table-cell>
          <table:table-cell office:value-type="float" office:value="9" table:style-name="ce56">
            <text:p>9</text:p>
          </table:table-cell>
          <table:table-cell office:value-type="float" office:value="8.0500000000000007" table:style-name="ce59">
            <text:p>8</text:p>
          </table:table-cell>
          <table:table-cell office:value-type="float" office:value="50" table:style-name="ce68">
            <text:p>50</text:p>
          </table:table-cell>
          <table:table-cell office:value-type="float" office:value="49.86" table:style-name="ce71">
            <text:p>50</text:p>
          </table:table-cell>
          <table:table-cell office:value-type="float" office:value="2" table:style-name="ce80">
            <text:p>2</text:p>
          </table:table-cell>
          <table:table-cell office:value-type="float" office:value="1.59" table:style-name="ce83">
            <text:p>2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5">
            <text:p>1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67" table:content-validation-name="val3" table:style-name="ce14">
            <text:p>67</text:p>
          </table:table-cell>
          <table:table-cell office:value-type="float" office:value="65.5" table:content-validation-name="val3" table:style-name="ce14">
            <text:p>66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7" table:content-validation-name="val3" table:style-name="ce15">
            <text:p>67</text:p>
          </table:table-cell>
          <table:table-cell office:value-type="float" office:value="65.5" table:content-validation-name="val3" table:style-name="ce15">
            <text:p>66</text:p>
          </table:table-cell>
          <table:table-cell office:value-type="currency" office:value="166362.1" table:content-validation-name="val2" table:style-name="ce9">
            <text:p>£166,362.10</text:p>
          </table:table-cell>
          <table:table-cell office:value-type="currency" office:value="8341.02" table:content-validation-name="val2" table:style-name="ce9">
            <text:p>£8,341.0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132.79" table:content-validation-name="val2" table:style-name="ce9">
            <text:p>£31,132.79</text:p>
          </table:table-cell>
          <table:table-cell office:value-type="currency" office:value="14345.09" table:content-validation-name="val2" table:style-name="ce9">
            <text:p>£14,345.09</text:p>
          </table:table-cell>
          <table:table-cell office:value-type="currency" office:value="220181" table:style-name="ce10">
            <text:p>£220,181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0181" table:style-name="ce12">
            <text:p>£220,181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3T09:35:38Z</dc:date>
  </office:meta>
</office:document-meta>
</file>